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Default_7e_LT_7e_Gliederung_20_1">
      <style:text-properties style:font-name="Century Schoolbook L" fo:font-size="14pt" style:font-size-asian="14pt" style:font-size-complex="14pt"/>
    </style:style>
    <style:style style:name="P2" style:family="paragraph" style:parent-style-name="Default_7e_LT_7e_Gliederung_20_1">
      <style:text-properties style:font-name="Century Schoolbook L" fo:font-size="14pt" officeooo:paragraph-rsid="000be22c" style:font-size-asian="14pt" style:font-size-complex="14pt"/>
    </style:style>
    <style:style style:name="P3" style:family="paragraph" style:parent-style-name="Default_7e_LT_7e_Gliederung_20_1">
      <style:text-properties style:font-name="Century Schoolbook L" fo:font-size="14pt" officeooo:paragraph-rsid="000c701b" style:font-size-asian="14pt" style:font-size-complex="14pt"/>
    </style:style>
    <style:style style:name="P4" style:family="paragraph" style:parent-style-name="Default_7e_LT_7e_Gliederung_20_1">
      <style:text-properties style:font-name="Century Schoolbook L" fo:font-size="14pt" fo:font-style="normal" officeooo:rsid="000f74a9" officeooo:paragraph-rsid="0010c8b5" style:font-size-asian="14pt" style:font-style-asian="normal" style:font-size-complex="14pt" style:font-style-complex="normal"/>
    </style:style>
    <style:style style:name="P5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6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be22c" officeooo:paragraph-rsid="000be22c" style:letter-kerning="true" style:font-size-asian="14pt" style:font-style-asian="normal" style:font-weight-asian="normal" style:font-size-complex="14pt" style:text-emphasize="none"/>
    </style:style>
    <style:style style:name="P7" style:family="paragraph" style:parent-style-name="Default_7e_LT_7e_Gliederung_20_1">
      <style:text-properties officeooo:paragraph-rsid="000f74a9"/>
    </style:style>
    <style:style style:name="P8" style:family="paragraph" style:parent-style-name="Default_7e_LT_7e_Gliederung_20_1">
      <style:text-properties officeooo:rsid="000f74a9" officeooo:paragraph-rsid="000f74a9"/>
    </style:style>
    <style:style style:name="P9" style:family="paragraph" style:parent-style-name="Default_7e_LT_7e_Gliederung_20_1">
      <style:text-properties fo:font-style="normal" officeooo:rsid="000f74a9" officeooo:paragraph-rsid="000f74a9" style:font-style-asian="normal" style:font-style-complex="normal"/>
    </style:style>
    <style:style style:name="P10" style:family="paragraph" style:parent-style-name="Default_7e_LT_7e_Gliederung_20_1">
      <style:text-properties fo:font-style="normal" officeooo:rsid="000f74a9" officeooo:paragraph-rsid="0010edc7" style:font-style-asian="normal"/>
    </style:style>
    <style:style style:name="P11" style:family="paragraph" style:parent-style-name="Default_7e_LT_7e_Gliederung_20_1">
      <style:text-properties fo:font-style="normal" officeooo:rsid="000f74a9" officeooo:paragraph-rsid="001198b7" style:font-style-asian="normal"/>
    </style:style>
    <style:style style:name="P12" style:family="paragraph" style:parent-style-name="Default_7e_LT_7e_Gliederung_20_1">
      <style:text-properties fo:font-style="normal" officeooo:rsid="000f74a9" officeooo:paragraph-rsid="0013b54a" style:font-style-asian="normal"/>
    </style:style>
    <style:style style:name="P13" style:family="paragraph" style:parent-style-name="Default_7e_LT_7e_Gliederung_20_1">
      <style:text-properties officeooo:paragraph-rsid="00126e22"/>
    </style:style>
    <style:style style:name="P14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f74a9" officeooo:paragraph-rsid="000f74a9" style:letter-kerning="true" style:font-size-asian="14pt" style:font-style-asian="normal" style:font-weight-asian="normal" style:font-size-complex="14pt" style:text-emphasize="none"/>
    </style:style>
    <style:style style:name="P15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f74a9" officeooo:paragraph-rsid="000f74a9" style:letter-kerning="true" style:font-size-asian="14pt" style:font-style-asian="normal" style:font-weight-asian="normal" style:font-size-complex="14pt" style:font-style-complex="normal" style:text-emphasize="none"/>
    </style:style>
    <style:style style:name="P16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0c8b5" officeooo:paragraph-rsid="000f74a9" style:letter-kerning="true" style:font-size-asian="14pt" style:font-style-asian="normal" style:font-weight-asian="normal" style:font-size-complex="14pt" style:font-style-complex="normal" style:text-emphasize="none"/>
    </style:style>
    <style:style style:name="P17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3b54a" officeooo:paragraph-rsid="0013b54a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P18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0f74a9" officeooo:paragraph-rsid="000f74a9" style:letter-kerning="true" style:font-size-asian="14pt" style:font-style-asian="italic" style:font-weight-asian="normal" style:font-size-complex="14pt" style:font-style-complex="italic" style:text-emphasize="none"/>
    </style:style>
    <style:style style:name="P19" style:family="paragraph" style:parent-style-name="Default_7e_LT_7e_Gliederung_20_1">
      <style:text-properties style:font-name="Century Schoolbook L" fo:font-size="14pt" fo:font-style="normal" officeooo:rsid="000f74a9" officeooo:paragraph-rsid="0015084d" style:font-size-asian="14pt" style:font-style-asian="normal" style:font-size-complex="14pt" style:font-style-complex="normal"/>
    </style:style>
    <style:style style:name="P20" style:family="paragraph" style:parent-style-name="Default_7e_LT_7e_Gliederung_20_1">
      <style:text-properties style:font-name="Century Schoolbook L" fo:font-size="14pt" fo:font-style="normal" officeooo:rsid="000f74a9" officeooo:paragraph-rsid="00156d1c" style:font-size-asian="14pt" style:font-style-asian="normal" style:font-size-complex="14pt" style:font-style-complex="normal"/>
    </style:style>
    <style:style style:name="P21" style:family="paragraph" style:parent-style-name="Default_7e_LT_7e_Gliederung_20_1">
      <style:text-properties style:font-name="Century Schoolbook L" fo:font-size="14pt" officeooo:paragraph-rsid="0015084d" style:font-size-asian="14pt" style:font-size-complex="14pt"/>
    </style:style>
    <style:style style:name="P22" style:family="paragraph" style:parent-style-name="Default_7e_LT_7e_Gliederung_20_1">
      <style:text-properties style:font-name="Century Schoolbook L" fo:font-size="14pt" fo:font-style="normal" officeooo:rsid="000f74a9" officeooo:paragraph-rsid="0015084d" style:font-size-asian="12.25pt" style:font-style-asian="normal" style:font-size-complex="14pt" style:font-style-complex="normal"/>
    </style:style>
    <style:style style:name="P23" style:family="paragraph" style:parent-style-name="Default_7e_LT_7e_Gliederung_20_1">
      <style:text-properties style:font-name="Century Schoolbook L" fo:font-size="14pt" officeooo:paragraph-rsid="0015084d" style:font-size-asian="14pt" style:font-size-complex="14pt"/>
    </style:style>
    <style:style style:name="P24" style:family="paragraph" style:parent-style-name="Default_7e_LT_7e_Gliederung_20_1">
      <style:text-properties style:font-name="Century Schoolbook L" fo:font-style="normal" officeooo:rsid="000f74a9" officeooo:paragraph-rsid="0010edc7" style:font-style-asian="normal"/>
    </style:style>
    <style:style style:name="P25" style:family="paragraph" style:parent-style-name="Default_7e_LT_7e_Gliederung_20_1">
      <style:text-properties style:font-name="Century Schoolbook L" fo:font-style="normal" officeooo:rsid="000f74a9" officeooo:paragraph-rsid="001198b7" style:font-style-asian="normal"/>
    </style:style>
    <style:style style:name="P26" style:family="paragraph" style:parent-style-name="Default_7e_LT_7e_Gliederung_20_1">
      <style:text-properties officeooo:paragraph-rsid="0015084d"/>
    </style:style>
    <style:style style:name="P27" style:family="paragraph" style:parent-style-name="Default_7e_LT_7e_Gliederung_20_1">
      <style:paragraph-properties fo:margin-top="0.499cm" fo:margin-bottom="0cm" loext:contextual-spacing="false"/>
    </style:style>
    <style:style style:name="P28" style:family="paragraph" style:parent-style-name="Default_7e_LT_7e_Gliederung_20_1">
      <style:paragraph-properties fo:margin-top="0.499cm" fo:margin-bottom="0cm" loext:contextual-spacing="false"/>
      <style:text-properties fo:color="#000000" style:text-outline="false" style:text-line-through-style="none" style:text-line-through-type="none" style:font-name="Century Schoolbook L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29" style:family="paragraph" style:parent-style-name="Default_7e_LT_7e_Gliederung_20_1">
      <style:paragraph-properties fo:margin-top="0.499cm" fo:margin-bottom="0cm" loext:contextual-spacing="false"/>
      <style:text-properties style:font-name="Century Schoolbook L" fo:font-size="14pt" style:font-size-asian="14pt" style:font-size-complex="14pt"/>
    </style:style>
    <style:style style:name="P30" style:family="paragraph" style:parent-style-name="Default_7e_LT_7e_Gliederung_20_1">
      <style:paragraph-properties fo:margin-top="0.4cm" fo:margin-bottom="0cm" loext:contextual-spacing="false"/>
      <style:text-properties style:font-name="Century Schoolbook L" fo:font-size="14pt" fo:font-style="normal" officeooo:rsid="000f74a9" officeooo:paragraph-rsid="00156d1c" style:font-size-asian="14pt" style:font-style-asian="normal" style:font-size-complex="14pt" style:font-style-complex="normal"/>
    </style:style>
    <style:style style:name="P31" style:family="paragraph" style:parent-style-name="Default_7e_LT_7e_Gliederung_20_1">
      <style:paragraph-properties fo:margin-top="0.4cm" fo:margin-bottom="0cm" loext:contextual-spacing="false"/>
      <style:text-properties officeooo:paragraph-rsid="00156d1c"/>
    </style:style>
    <style:style style:name="P32" style:family="paragraph" style:parent-style-name="Default_7e_LT_7e_Gliederung_20_2">
      <style:paragraph-properties fo:margin-top="0.4cm" fo:margin-bottom="0cm" loext:contextual-spacing="false"/>
    </style:style>
    <style:style style:name="P33" style:family="paragraph" style:parent-style-name="Default_7e_LT_7e_Gliederung_20_2">
      <style:paragraph-properties fo:margin-top="0.4cm" fo:margin-bottom="0cm" loext:contextual-spacing="false"/>
      <style:text-properties style:font-name="Century Schoolbook L" fo:font-size="16pt" style:font-size-asian="14pt" style:font-size-complex="16pt"/>
    </style:style>
    <style:style style:name="P34" style:family="paragraph" style:parent-style-name="Default_7e_LT_7e_Gliederung_20_2">
      <style:paragraph-properties fo:margin-top="0.4cm" fo:margin-bottom="0cm" loext:contextual-spacing="false"/>
      <style:text-properties style:font-name="Century Schoolbook L" fo:font-size="16pt" officeooo:rsid="00156d1c" officeooo:paragraph-rsid="00156d1c" style:font-size-asian="14pt" style:font-size-complex="16pt"/>
    </style:style>
    <style:style style:name="P35" style:family="paragraph" style:parent-style-name="Default_7e_LT_7e_Gliederung_20_2">
      <style:paragraph-properties fo:margin-top="0.4cm" fo:margin-bottom="0cm" loext:contextual-spacing="false"/>
      <style:text-properties style:font-name="Century Schoolbook L" fo:font-size="14pt" style:font-size-asian="14pt" style:font-size-complex="14pt"/>
    </style:style>
    <style:style style:name="P36" style:family="paragraph" style:parent-style-name="Default_7e_LT_7e_Gliederung_20_2">
      <style:paragraph-properties fo:margin-top="0.4cm" fo:margin-bottom="0cm" loext:contextual-spacing="false"/>
      <style:text-properties style:font-name="Century Schoolbook L" fo:font-size="14pt" officeooo:paragraph-rsid="00156d1c" style:font-size-asian="14pt" style:font-size-complex="14pt"/>
    </style:style>
    <style:style style:name="P37" style:family="paragraph" style:parent-style-name="Default_7e_LT_7e_Titel">
      <style:text-properties fo:color="#000000" style:text-outline="false" style:text-line-through-style="none" style:text-line-through-type="none" style:font-name="Century Schoolbook L" fo:font-size="22pt" fo:font-style="normal" fo:text-shadow="none" style:text-underline-style="none" fo:font-weight="normal" officeooo:paragraph-rsid="0015084d" style:letter-kerning="true" style:font-size-asian="22pt" style:font-style-asian="normal" style:font-weight-asian="normal" style:font-size-complex="22pt" style:text-emphasize="none"/>
    </style:style>
    <style:style style:name="P38" style:family="paragraph" style:parent-style-name="Default_7e_LT_7e_Titel">
      <style:text-properties style:font-name="Century Schoolbook L" fo:font-size="15pt" style:font-size-asian="15pt" style:font-size-complex="15pt"/>
    </style:style>
    <style:style style:name="P39" style:family="paragraph" style:parent-style-name="Default_7e_LT_7e_Untertitel">
      <style:text-properties style:font-name="Century Schoolbook L" fo:font-size="15pt" style:font-size-asian="15pt" style:font-size-complex="15pt"/>
    </style:style>
    <style:style style:name="P40" style:family="paragraph" style:parent-style-name="Default_7e_LT_7e_Untertitel">
      <style:paragraph-properties fo:margin-left="0cm" fo:margin-right="0cm" fo:text-align="center" style:justify-single-word="false" fo:text-indent="0cm" style:auto-text-indent="false"/>
      <style:text-properties officeooo:paragraph-rsid="0015084d"/>
    </style:style>
    <style:style style:name="P41" style:family="paragraph" style:parent-style-name="Default_7e_LT_7e_Untertitel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T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156d1c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4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be22c" style:letter-kerning="true" style:font-size-asian="14pt" style:font-style-asian="normal" style:font-weight-asian="normal" style:font-size-complex="14pt" style:text-emphasize="none"/>
    </style:style>
    <style:style style:name="T5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f74a9" style:letter-kerning="true" style:font-size-asian="14pt" style:font-style-asian="normal" style:font-weight-asian="normal" style:font-size-complex="14pt" style:text-emphasize="none"/>
    </style:style>
    <style:style style:name="T6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0c8b5" style:letter-kerning="true" style:font-size-asian="14pt" style:font-style-asian="normal" style:font-weight-asian="normal" style:font-size-complex="14pt" style:text-emphasize="none"/>
    </style:style>
    <style:style style:name="T7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c701b" style:letter-kerning="true" style:font-size-asian="14pt" style:font-style-asian="normal" style:font-weight-asian="normal" style:font-size-complex="14pt" style:text-emphasize="none"/>
    </style:style>
    <style:style style:name="T8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9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6d1c" style:letter-kerning="true" style:font-size-asian="14pt" style:font-style-asian="normal" style:font-weight-asian="normal" style:font-size-complex="14pt" style:text-emphasize="none"/>
    </style:style>
    <style:style style:name="T10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0c8b5" style:letter-kerning="true" style:font-size-asian="14pt" style:font-style-asian="normal" style:font-weight-asian="normal" style:font-size-complex="14pt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size-asian="14pt" style:font-style-asian="normal" style:font-weight-asian="normal" style:font-size-complex="14pt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size-asian="14pt" style:font-style-asian="normal" style:font-weight-asian="normal" style:font-size-complex="14pt" style:font-style-complex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26e22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3b54a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084d" style:letter-kerning="true" style:font-name-asian="DejaVu Sans" style:font-size-asian="14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084d" style:letter-kerning="true" style:font-name-asian="DejaVu Sans" style:font-size-asian="14pt" style:font-style-asian="normal" style:font-weight-asian="normal" style:font-name-complex="Liberation Sans2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solid" style:text-underline-width="auto" style:text-underline-color="font-color" fo:font-weight="normal" style:letter-kerning="true" style:font-size-asian="14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solid" style:text-underline-width="auto" style:text-underline-color="font-color" fo:font-weight="normal" officeooo:rsid="0015084d" style:letter-kerning="true" style:font-name-asian="DejaVu Sans" style:font-size-asian="14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solid" style:text-underline-width="auto" style:text-underline-color="font-color" fo:font-weight="normal" officeooo:rsid="0015084d" style:letter-kerning="true" style:font-name-asian="DejaVu Sans" style:font-size-asian="14pt" style:font-style-asian="normal" style:font-weight-asian="normal" style:font-name-complex="Liberation Sans2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198b7" style:letter-kerning="true" style:font-size-asian="14pt" style:font-style-asian="italic" style:font-weight-asian="normal" style:font-size-complex="14pt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198b7" style:letter-kerning="true" style:font-name-asian="DejaVu Sans" style:font-size-asian="14pt" style:font-style-asian="italic" style:font-weight-asian="normal" style:font-name-complex="Liberation Sans2" style:font-size-complex="14pt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5084d" style:letter-kerning="true" style:font-name-asian="DejaVu Sans" style:font-size-asian="14pt" style:font-style-asian="italic" style:font-weight-asian="normal" style:font-name-complex="Liberation Sans2" style:font-size-complex="14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style:letter-kerning="true" style:font-size-asian="14pt" style:font-weight-asian="normal" style:font-size-complex="14pt" style:text-emphasize="none"/>
    </style:style>
    <style:style style:name="T26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c8b5" style:letter-kerning="true" style:font-size-asian="14pt" style:font-weight-asian="normal" style:font-size-complex="14pt" style:text-emphasize="none"/>
    </style:style>
    <style:style style:name="T27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c8b5" style:letter-kerning="true" style:font-size-asian="14pt" style:font-weight-asian="normal" style:font-size-complex="14pt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3b54a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be22c" style:letter-kerning="true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c701b" style:letter-kerning="true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10c8b5" style:letter-kerning="true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solid" style:text-underline-width="auto" style:text-underline-color="font-color" fo:font-weight="normal" officeooo:rsid="000be22c" style:letter-kerning="true" style:font-name-asian="DejaVu Sans" style:font-size-asian="16pt" style:font-style-asian="normal" style:font-weight-asian="normal" style:font-name-complex="Liberation Sans2" style:font-size-complex="14pt" style:font-style-complex="italic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solid" style:text-underline-width="auto" style:text-underline-color="font-color" fo:font-weight="normal" officeooo:rsid="0015084d" style:letter-kerning="true" style:font-name-asian="DejaVu Sans" style:font-size-asian="16pt" style:font-style-asian="normal" style:font-weight-asian="normal" style:font-name-complex="Liberation Sans2" style:font-style-complex="italic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none" fo:font-weight="normal" officeooo:rsid="0015084d" style:letter-kerning="true" style:font-name-asian="DejaVu Sans" style:font-size-asian="16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none" fo:font-weight="normal" officeooo:rsid="00156d1c" style:letter-kerning="true" style:font-name-asian="DejaVu Sans" style:font-size-asian="16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none" fo:font-weight="normal" officeooo:rsid="00156d1c" style:letter-kerning="true" style:font-size-asian="16pt" style:font-style-asian="normal" style:font-weight-asian="normal" style:font-size-complex="16pt" style:text-emphasize="none"/>
    </style:style>
    <style:style style:name="T37" style:family="text">
      <style:text-properties fo:color="#000000" style:text-outline="false" style:text-line-through-style="none" style:text-line-through-type="none" style:font-name="Century Schoolbook L" fo:font-size="16pt" fo:font-style="italic" fo:text-shadow="none" style:text-underline-style="none" fo:font-weight="normal" officeooo:rsid="000be22c" style:letter-kerning="true" style:font-name-asian="DejaVu Sans" style:font-size-asian="16pt" style:font-style-asian="italic" style:font-weight-asian="normal" style:font-name-complex="Liberation Sans2" style:font-size-complex="14pt" style:font-style-complex="italic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Century Schoolbook L" fo:font-size="16pt" fo:font-style="italic" fo:text-shadow="none" style:text-underline-style="none" fo:font-weight="normal" officeooo:rsid="000c701b" style:letter-kerning="true" style:font-name-asian="DejaVu Sans" style:font-size-asian="16pt" style:font-style-asian="italic" style:font-weight-asian="normal" style:font-name-complex="Liberation Sans2" style:font-size-complex="14pt" style:font-style-complex="italic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Century Schoolbook L" fo:font-size="16pt" fo:font-style="italic" fo:text-shadow="none" style:text-underline-style="none" fo:font-weight="normal" officeooo:rsid="0015084d" style:letter-kerning="true" style:font-name-asian="DejaVu Sans" style:font-size-asian="16pt" style:font-style-asian="italic" style:font-weight-asian="normal" style:font-name-complex="Liberation Sans2" style:font-size-complex="14pt" style:font-style-complex="italic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Century Schoolbook L" fo:font-size="16pt" fo:font-style="italic" fo:text-shadow="none" style:text-underline-style="none" fo:font-weight="normal" officeooo:rsid="0015084d" style:letter-kerning="true" style:font-name-asian="DejaVu Sans" style:font-size-asian="16pt" style:font-style-asian="italic" style:font-weight-asian="normal" style:font-name-complex="Liberation Sans2" style:font-style-complex="italic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Century Schoolbook L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Century Schoolbook L" fo:font-size="32pt" fo:font-style="normal" fo:text-shadow="none" style:text-underline-style="none" fo:font-weight="normal" officeooo:rsid="00156d1c" style:letter-kerning="true" style:font-name-asian="DejaVu Sans" style:font-size-asian="32pt" style:font-style-asian="normal" style:font-weight-asian="normal" style:font-name-complex="Liberation Sans2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Century Schoolbook L" fo:font-size="32pt" fo:font-style="italic" fo:text-shadow="none" style:text-underline-style="none" fo:font-weight="normal" style:letter-kerning="true" style:font-size-asian="32pt" style:font-style-asian="italic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Century Schoolbook L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text-emphasize="none"/>
    </style:style>
    <style:style style:name="T45" style:family="text">
      <style:text-properties fo:color="#000000" style:text-outline="false" style:text-line-through-style="none" style:text-line-through-type="none" style:font-name="Century Schoolbook 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Century Schoolbook L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Century Schoolbook L" fo:font-size="22pt" fo:font-style="normal" fo:text-shadow="none" style:text-underline-style="none" fo:font-weight="normal" officeooo:rsid="00156d1c" style:letter-kerning="true" style:font-size-asian="22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6759" style:letter-kerning="true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5e0f" style:letter-kerning="true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701b" style:letter-kerning="true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0c8b5" style:letter-kerning="true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5084d" style:letter-kerning="true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56d1c" style:letter-kerning="true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  <style:style style:name="T58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b5e0f" style:letter-kerning="true" style:font-style-asian="italic" style:font-weight-asian="normal" style:font-style-complex="italic" style:text-emphasize="none"/>
    </style:style>
    <style:style style:name="T59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0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15084d" style:letter-kerning="true" style:font-name-asian="DejaVu Sans" style:font-style-asian="italic" style:font-weight-asian="normal" style:font-name-complex="Liberation Sans2" style:font-style-complex="italic" style:text-emphasize="none"/>
    </style:style>
    <style:style style:name="T6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be22c" style:letter-kerning="true" style:font-name-asian="DejaVu Sans" style:font-style-asian="italic" style:font-weight-asian="normal" style:font-name-complex="Liberation Sans2" style:font-style-complex="italic" style:text-emphasize="none"/>
    </style:style>
    <style:style style:name="T6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c701b" style:letter-kerning="true" style:font-name-asian="DejaVu Sans" style:font-style-asian="italic" style:font-weight-asian="normal" style:font-name-complex="Liberation Sans2" style:font-style-complex="italic" style:text-emphasize="none"/>
    </style:style>
    <style:style style:name="T6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c701b" style:letter-kerning="true" style:font-name-asian="DejaVu Sans" style:font-style-asian="italic" style:font-weight-asian="normal" style:font-name-complex="Liberation Sans2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  <style:style style:name="T65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198b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26e22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3b54a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26e22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FreeSans" fo:font-size="44pt" fo:text-shadow="none" style:text-underline-style="none" fo:font-weight="normal" officeooo:rsid="0013b54a" style:letter-kerning="true" style:font-name-asian="DejaVu Sans" style:font-size-asian="44pt" style:font-weight-asian="normal" style:font-name-complex="Liberation Sans2" style:text-emphasize="none"/>
    </style:style>
    <style:style style:name="T70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13b54a" style:letter-kerning="true" style:font-name-asian="DejaVu Sans" style:font-weight-asian="normal" style:font-name-complex="Liberation Sans2" style:text-emphasize="none"/>
    </style:style>
    <style:style style:name="T71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13b54a" style:letter-kerning="true" style:font-name-asian="DejaVu Sans" style:font-style-asian="italic" style:font-weight-asian="normal" style:font-name-complex="Liberation Sans2" style:text-emphasize="none"/>
    </style:style>
    <style:style style:name="T72" style:family="text">
      <style:text-properties fo:color="#000000" style:text-outline="false" style:text-line-through-style="none" style:text-line-through-type="none" style:font-name="Century Schoolbook L" fo:font-size="32pt" fo:font-style="normal" fo:text-shadow="none" style:text-underline-style="none" fo:font-weight="normal" officeooo:rsid="00156d1c" style:letter-kerning="true" style:font-name-asian="DejaVu Sans" style:font-size-asian="32pt" style:font-style-asian="normal" style:font-weight-asian="normal" style:font-name-complex="Liberation Sans2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Century Schoolbook L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74" style:family="text">
      <style:text-properties fo:color="#000000" style:text-outline="false" style:text-line-through-style="none" style:text-line-through-type="none" style:font-name="Century Schoolbook L" fo:font-size="32pt" fo:font-style="italic" fo:text-shadow="none" style:text-underline-style="none" fo:font-weight="normal" style:letter-kerning="true" style:font-size-asian="32pt" style:font-style-asian="italic" style:font-weight-asian="normal" style:text-emphasize="none"/>
    </style:style>
    <style:style style:name="T75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none" fo:font-weight="normal" officeooo:rsid="00156d1c" style:letter-kerning="true" style:font-name-asian="DejaVu Sans" style:font-size-asian="16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Century Schoolbook L" fo:font-size="16pt" fo:font-style="normal" fo:text-shadow="none" style:text-underline-style="none" fo:font-weight="normal" officeooo:rsid="00156d1c" style:letter-kerning="true" style:font-size-asian="14pt" style:font-style-asian="normal" style:font-weight-asian="normal" style:font-size-complex="16pt" style:text-emphasize="none"/>
    </style:style>
    <style:style style:name="T77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c8b5" style:letter-kerning="true" style:font-size-asian="14pt" style:font-weight-asian="normal" style:font-size-complex="14pt" style:font-style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edc7" style:letter-kerning="true" style:font-size-asian="14pt" style:font-weight-asian="normal" style:font-size-complex="14pt" style:font-style-complex="normal" style:text-emphasize="none"/>
    </style:style>
    <style:style style:name="T79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0be22c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edc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198b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0c8b5" style:letter-kerning="true" style:font-size-asian="14pt" style:font-style-asian="italic" style:font-weight-asian="normal" style:font-size-complex="14pt" style:font-style-complex="italic" style:text-emphasize="none"/>
    </style:style>
    <style:style style:name="T83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0edc7" style:letter-kerning="true" style:font-size-asian="14pt" style:font-style-asian="italic" style:font-weight-asian="normal" style:font-size-complex="14pt" style:font-style-complex="italic" style:text-emphasize="none"/>
    </style:style>
    <style:style style:name="T84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text-emphasize="none"/>
    </style:style>
    <style:style style:name="T85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084d" style:letter-kerning="true" style:font-name-asian="DejaVu Sans" style:font-size-asian="14pt" style:font-style-asian="normal" style:font-weight-asian="normal" style:font-name-complex="Liberation Sans2" style:font-size-complex="14pt" style:font-weight-complex="normal" style:text-emphasize="none"/>
    </style:style>
    <style:style style:name="T86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6d1c" style:letter-kerning="true" style:font-name-asian="DejaVu Sans" style:font-size-asian="14pt" style:font-style-asian="normal" style:font-weight-asian="normal" style:font-name-complex="Liberation Sans2" style:font-size-complex="14pt" style:font-weight-complex="normal" style:text-emphasize="none"/>
    </style:style>
    <style:style style:name="T87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56d1c" style:letter-kerning="true" style:font-name-asian="DejaVu Sans" style:font-size-asian="14pt" style:font-style-asian="normal" style:font-weight-asian="normal" style:font-name-complex="Liberation Sans2" style:font-size-complex="14pt" style:font-style-complex="normal" style:font-weight-complex="normal" style:text-emphasize="none"/>
    </style:style>
    <style:style style:name="T88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8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156d1c" style:letter-kerning="true" style:font-style-asian="normal" style:font-weight-asian="normal" style:text-emphasize="none"/>
    </style:style>
    <style:style style:name="T90" style:family="text">
      <style:text-properties fo:color="#000000" style:text-outline="false" style:text-line-through-style="none" style:text-line-through-type="none" fo:text-shadow="none" style:text-underline-style="none" fo:font-weight="normal" officeooo:rsid="000be22c" style:letter-kerning="true" style:font-name-asian="DejaVu Sans" style:font-weight-asian="normal" style:font-name-complex="Liberation Sans2" style:text-emphasize="none"/>
    </style:style>
    <style:style style:name="T91" style:family="text">
      <style:text-properties fo:color="#000000" style:text-outline="false" style:text-line-through-style="none" style:text-line-through-type="none" fo:text-shadow="none" style:text-underline-style="none" fo:font-weight="normal" officeooo:rsid="000c701b" style:letter-kerning="true" style:font-name-asian="DejaVu Sans" style:font-weight-asian="normal" style:font-name-complex="Liberation Sans2" style:text-emphasize="none"/>
    </style:style>
    <style:style style:name="T92" style:family="text">
      <style:text-properties fo:color="#000000" style:text-outline="false" style:text-line-through-style="none" style:text-line-through-type="none" fo:text-shadow="none" style:text-underline-style="none" fo:font-weight="normal" officeooo:rsid="0013b54a" style:letter-kerning="true" style:font-name-asian="DejaVu Sans" style:font-weight-asian="normal" style:font-name-complex="Liberation Sans2" style:text-emphasize="none"/>
    </style:style>
    <style:style style:name="T93" style:family="text">
      <style:text-properties fo:color="#000000" style:text-outline="false" style:text-line-through-style="none" style:text-line-through-type="none" fo:text-shadow="none" style:text-underline-style="none" fo:font-weight="normal" officeooo:rsid="0015084d" style:letter-kerning="true" style:font-name-asian="DejaVu Sans" style:font-weight-asian="normal" style:font-name-complex="Liberation Sans2" style:text-emphasize="none"/>
    </style:style>
    <style:style style:name="T94" style:family="text">
      <style:text-properties fo:color="#000000" style:text-outline="false" style:text-line-through-style="none" style:text-line-through-type="none" fo:text-shadow="none" style:text-underline-style="none" fo:font-weight="normal" officeooo:rsid="0015084d" style:letter-kerning="true" style:font-name-asian="DejaVu Sans" style:font-weight-asian="normal" style:font-name-complex="Liberation Sans2" style:text-emphasize="none"/>
    </style:style>
    <style:style style:name="T95" style:family="text">
      <style:text-properties fo:color="#000000" style:text-outline="false" style:text-line-through-style="none" style:text-line-through-type="none" fo:text-shadow="none" style:text-underline-style="none" fo:font-weight="normal" officeooo:rsid="0015084d" style:letter-kerning="true" style:font-name-asian="DejaVu Sans" style:font-weight-asian="normal" style:font-name-complex="Liberation Sans2" style:font-weight-complex="normal" style:text-emphasize="none"/>
    </style:style>
    <style:style style:name="T96" style:family="text">
      <style:text-properties fo:color="#000000" style:text-outline="false" style:text-line-through-style="none" style:text-line-through-type="none" fo:text-shadow="none" style:text-underline-style="solid" style:text-underline-width="auto" style:text-underline-color="font-color" fo:font-weight="normal" officeooo:rsid="0015084d" style:letter-kerning="true" style:font-name-asian="DejaVu Sans" style:font-weight-asian="normal" style:font-name-complex="Liberation Sans2" style:font-weight-complex="normal" style:text-emphasize="none"/>
    </style:style>
    <style:style style:name="T97" style:family="text">
      <style:text-properties fo:color="#000000" style:text-outline="false" style:text-line-through-style="none" style:text-line-through-type="none" fo:font-size="16pt" fo:font-style="italic" fo:text-shadow="none" style:text-underline-style="none" fo:font-weight="normal" officeooo:rsid="000be22c" style:letter-kerning="true" style:font-name-asian="DejaVu Sans" style:font-size-asian="16pt" style:font-style-asian="italic" style:font-weight-asian="normal" style:font-name-complex="Liberation Sans2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fo:font-size="16pt" fo:font-style="italic" fo:text-shadow="none" style:text-underline-style="none" fo:font-weight="normal" officeooo:rsid="000c701b" style:letter-kerning="true" style:font-name-asian="DejaVu Sans" style:font-size-asian="16pt" style:font-style-asian="italic" style:font-weight-asian="normal" style:font-name-complex="Liberation Sans2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fo:font-size="16pt" fo:font-style="italic" fo:text-shadow="none" style:text-underline-style="none" fo:font-weight="normal" officeooo:rsid="0015084d" style:letter-kerning="true" style:font-name-asian="DejaVu Sans" style:font-size-asian="16pt" style:font-style-asian="italic" style:font-weight-asian="normal" style:font-name-complex="Liberation Sans2" style:font-style-complex="italic" style:font-weight-complex="normal" style:text-emphasize="none"/>
    </style:style>
    <style:style style:name="T100" style:family="text">
      <style:text-properties fo:color="#000000" style:text-outline="false" style:text-line-through-style="none" style:text-line-through-type="none" fo:font-size="16pt" fo:font-style="italic" fo:text-shadow="none" style:text-underline-style="none" fo:font-weight="normal" officeooo:rsid="00156d1c" style:letter-kerning="true" style:font-name-asian="DejaVu Sans" style:font-size-asian="16pt" style:font-style-asian="italic" style:font-weight-asian="normal" style:font-name-complex="Liberation Sans2" style:font-style-complex="italic" style:font-weight-complex="normal" style:text-emphasize="none"/>
    </style:style>
    <style:style style:name="T101" style:family="text">
      <style:text-properties fo:color="#000000" style:text-outline="false" style:text-line-through-style="none" style:text-line-through-type="none" fo:font-size="16pt" fo:font-style="normal" fo:text-shadow="none" style:text-underline-style="none" fo:font-weight="normal" officeooo:rsid="00156d1c" style:letter-kerning="true" style:font-size-asian="14pt" style:font-style-asian="normal" style:font-weight-asian="normal" style:font-size-complex="16pt" style:text-emphasize="none"/>
    </style:style>
    <style:style style:name="T102" style:family="text">
      <style:text-properties fo:color="#000000" style:text-outline="false" style:text-line-through-style="none" style:text-line-through-type="none" fo:font-size="16pt" fo:text-shadow="none" style:text-underline-style="none" fo:font-weight="normal" officeooo:rsid="0015084d" style:letter-kerning="true" style:font-name-asian="DejaVu Sans" style:font-size-asian="16pt" style:font-weight-asian="normal" style:font-name-complex="Liberation Sans2" style:font-weight-complex="normal" style:text-emphasize="none"/>
    </style:style>
    <style:style style:name="T103" style:family="text">
      <style:text-properties fo:color="#000000" style:text-outline="false" style:text-line-through-style="none" style:text-line-through-type="none" fo:font-size="16pt" fo:text-shadow="none" style:text-underline-style="none" fo:font-weight="normal" officeooo:rsid="00156d1c" style:letter-kerning="true" style:font-name-asian="DejaVu Sans" style:font-size-asian="16pt" style:font-weight-asian="normal" style:font-name-complex="Liberation Sans2" style:font-weight-complex="normal" style:text-emphasize="none"/>
    </style:style>
    <style:style style:name="T104" style:family="text">
      <style:text-properties fo:color="#000000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105" style:family="text">
      <style:text-properties fo:color="#000000" style:text-outline="false" style:text-line-through-style="none" style:text-line-through-type="none" fo:font-size="32pt" fo:font-style="italic" fo:text-shadow="none" style:text-underline-style="none" fo:font-weight="normal" style:letter-kerning="true" style:font-size-asian="32pt" style:font-style-asian="italic" style:font-weight-asian="normal" style:text-emphasize="none"/>
    </style:style>
    <style:style style:name="T106" style:family="text"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107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10edc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08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1198b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09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126e22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10" style:family="text">
      <style:text-properties fo:font-weight="normal" style:font-weight-asian="normal"/>
    </style:style>
    <style:style style:name="T111" style:family="text">
      <style:text-properties fo:font-style="italic" style:font-style-asian="italic"/>
    </style:style>
    <style:style style:name="T112" style:family="text">
      <style:text-properties officeooo:rsid="0015084d"/>
    </style:style>
    <style:style style:name="T113" style:family="text">
      <style:text-properties style:font-name="Century Schoolbook L" fo:font-size="22pt" style:font-size-asian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8">-----------------------------------------</text:span><text:span text:style-name="T52">Slide N°</text:span><text:span text:style-name="T54">1</text:span><text:span text:style-name="T52">-------------------------------------------------</text:span></text:p>
      <text:p text:style-name="P38"><text:span text:style-name="T48">Exercício de Nomentclatura</text:span></text:p>
      <text:p text:style-name="P39"><text:span text:style-name="T48">Universidade do Estado do Rio de Janeiro</text:span></text:p>
      <text:p text:style-name="P41"><text:span text:style-name="T1">Fundamentos de Biologia II</text:span></text:p>
      <text:p text:style-name="P41"><text:span text:style-name="T1">Professor: Alexandre de Gusmão Pedrini</text:span></text:p>
      <text:p text:style-name="P41"><text:span text:style-name="T1">Semestre: 2015.2</text:span></text:p>
      <text:p text:style-name="P41"><text:span text:style-name="T1">Aluno: André Rossi Korol</text:span></text:p>
      <text:p text:style-name="P41"><text:span text:style-name="T1">Matrícula: 201510216511</text:span></text:p>
      <text:p text:style-name="P40"><text:span text:style-name="T44">Curso: Oceanografia</text:span></text:p>
      <text:p text:style-name="P40"><text:span text:style-name="T44"/></text:p>
      <text:p text:style-name="P40"><text:span text:style-name="T3">-----------------------------------------</text:span><text:span text:style-name="T7">Slide N°</text:span><text:span text:style-name="T6">2</text:span><text:span text:style-name="T7">-------------------------------------------------</text:span></text:p>
      <text:p text:style-name="P37"><text:span text:style-name="T111">Dunaliella salina</text:span> (Dunal) Teodoresco</text:p>
      <text:p text:style-name="P5">-É uma alga <text:span text:style-name="T112">clorofícea</text:span> unicelular verde encontrada em ambientes com alta concentração de sal.</text:p>
      <text:p text:style-name="P5">-O que ela produz?</text:p>
      <text:p text:style-name="P1"><text:span text:style-name="T48"><text:tab/>-</text:span><text:span text:style-name="T51">Devida a presença de carotenoides (</text:span><text:span text:style-name="T64">β</text:span><text:span text:style-name="T57">-caroteno)</text:span><text:span text:style-name="T51"> em seus cloroplasotos,ela</text:span><text:span text:style-name="T49"> produz um pigmento vermelho rosado, caracterísitco de salinas e de lagos sal</text:span><text:span text:style-name="T52">gados</text:span><text:span text:style-name="T49">. </text:span><text:span text:style-name="T50">Embora ajude na coloração avermelhada das salinas, a </text:span><text:span text:style-name="T58">Dunaliella salina</text:span><text:span text:style-name="T50"> não é a principal responsável por esse efeito.A maior parte desse papel de colorir as salinas é feito por uma comunidade de Archaea.</text:span></text:p>
      <text:p text:style-name="P1"><text:span text:style-name="T50">-Descoberta </text:span><text:span text:style-name="T51">por </text:span><text:span text:style-name="T48">Michel Félix Dunal</text:span><text:span text:style-name="T51">+ Curiosidade do nome</text:span></text:p>
      <text:p text:style-name="P2"><text:span text:style-name="T48"><text:tab/></text:span><text:span text:style-name="T50">-</text:span><text:span text:style-name="T51">Ela foi d</text:span><text:span text:style-name="T50">escoberta </text:span><text:span text:style-name="T51">no sul da França em 183</text:span><text:span text:style-name="T52">8</text:span><text:span text:style-name="T50"> p</text:span><text:span text:style-name="T51">elo francês</text:span><text:span text:style-name="T50"> </text:span><text:span text:style-name="T48">Michel Felix Dunal, </text:span><text:span text:style-name="T51">mas só foi nomeada em 1905 por Teodoresco.</text:span></text:p>
      <text:p text:style-name="P6"/>
      <text:p text:style-name="P3"><text:span text:style-name="T51">-----------------------------------------</text:span><text:span text:style-name="T52">Slide N°</text:span><text:span text:style-name="T53">3</text:span><text:span text:style-name="T52">-------------------------------------------------</text:span></text:p>
      <text:p text:style-name="P2"><text:span text:style-name="T51">-</text:span><text:span text:style-name="T48">Nasceu em 24 de Outubro de 1789, na cidade de Montpellier</text:span></text:p>
      <text:p text:style-name="P7"><text:span text:style-name="T3"><text:tab/></text:span><text:span text:style-name="T4">-</text:span><text:span text:style-name="T3">Nasceu em 24 de Outubro de 1789, na cidade de Montpellier, </text:span><text:span text:style-name="T5">sul da França.</text:span></text:p>
      <text:p text:style-name="P8"><text:soft-page-break/><text:span text:style-name="T3">-</text:span><text:span text:style-name="T6">Formação</text:span></text:p>
      <text:p text:style-name="P14"><text:tab/>-Se formou botânico na Universidade de Montpellier, onde também se tornou professor e possuía a Cadeira Acadêmica de história natural.</text:p>
      <text:p text:style-name="P14">-Reconhecimento</text:p>
      <text:p text:style-name="P8"><text:span text:style-name="T3"><text:tab/>-É muito reconhecido no mundo acadêmico por seus trabalhos e pesquisas com o gênero </text:span><text:span text:style-name="T6">de angiospermas </text:span><text:span text:style-name="T21">Solanum.</text:span></text:p>
      <text:p text:style-name="P18"/>
      <text:p text:style-name="P15">-Morte(29/07/1856)</text:p>
      <text:p text:style-name="P15"><text:tab/>-Faleceu em 29 de Julho de 1856 em sua cidade natal(Montpellier)</text:p>
      <text:p text:style-name="P15"/>
      <text:p text:style-name="P4"><text:span text:style-name="T29">-----------------------------------------</text:span><text:span text:style-name="T30">Slide N°</text:span><text:span text:style-name="T31">4</text:span><text:span text:style-name="T30">-------------------------------------------------</text:span></text:p>
      <text:p text:style-name="P9"><text:span text:style-name="T25">-</text:span><text:span text:style-name="T26">Tolera grandes variações de salinidade</text:span></text:p>
      <text:p text:style-name="P16"><text:tab/>-Ela consegue sobreviver em ambientes com grandes variações na concentração de NaCl, que podem ir de 0.2% até aproximadamente 35%</text:p>
      <text:p text:style-name="P16">-Mas como ela se adapta a ambientes com alta salinidade?</text:p>
      <text:p text:style-name="P7"><text:span text:style-name="T10"><text:tab/>-Ela se adapta a ambientes com alta salinidade por meio do acúmulo de glycerol, para assim balancear a pressão osmótica.</text:span><text:span text:style-name="T11">O glycerol é o responsável por esse controle da pressão osmótica uma vez que a </text:span><text:span text:style-name="T22">Dunaliella salina </text:span><text:span text:style-name="T11">não possui parede celular e que a membrana plasmática sozinha torna a célula </text:span><text:span text:style-name="T12">suscetível à pressão osmótica</text:span></text:p>
      <text:p text:style-name="P16">-Adaptação à radiação solar </text:p>
      <text:p text:style-name="P10"><text:span text:style-name="T27"><text:tab/></text:span><text:span text:style-name="T27">-A </text:span><text:span text:style-name="T82">Dunaliella salin</text:span><text:span text:style-name="T83">a </text:span><text:span text:style-name="T78">também é adaptada a radiação solar, devido ao </text:span><text:span text:style-name="T79">β-</text:span><text:span text:style-name="T80">caroteno que à protege contra a energia de ionização, </text:span><text:span text:style-name="T81">uma vez que ele inibe a produção de radicais livres gerada pelos raios ultravioleta</text:span></text:p>
      <text:p text:style-name="P24"><text:span text:style-name="T107">-</text:span><text:span text:style-name="T108">Produto comercial</text:span></text:p>
      <text:p text:style-name="P11"><text:soft-page-break/><text:span text:style-name="T65"><text:tab/></text:span><text:span text:style-name="T81">-Essa combinação oferece grande potencial para aplicações biotecnológicas, como por exemplo seu uso em batons e protetores labiais, devido à sua grande produção de <text:s/></text:span><text:span text:style-name="T79">β-</text:span><text:span text:style-name="T81">caroteno</text:span></text:p>
      <text:p text:style-name="P25"><text:span text:style-name="T108">-</text:span><text:span text:style-name="T109">Pode comer?</text:span></text:p>
      <text:p text:style-name="P12"><text:span text:style-name="T66"><text:tab/>-</text:span><text:span text:style-name="T67">A <text:s/></text:span><text:span text:style-name="T23">Dunaliella salina </text:span><text:span text:style-name="T28">é comestível! </text:span></text:p>
      <text:p text:style-name="P13"><text:span text:style-name="T68"><text:tab/>-Atualmente cientistas estão estudando os efeitos da ingestão da </text:span><text:span text:style-name="T23">Dunaliella salina.</text:span><text:span text:style-name="T13"> </text:span><text:span text:style-name="T14">Os resultados desses estudos com ratos apontam que seu consumo apresenta um ótimo efeito antioxidante que é capaz de aumentar a proteção da córnea contra os raios UVB. Seu consumo também melhora o sistema imunológico, visto que aument</text:span><text:span text:style-name="T68">a a fagocitose e a atividade da proteína lisozima. Pesquisadores do câncer também foram atraídos pela <text:s/></text:span><text:span text:style-name="T23">Dunaliella salina, </text:span><text:span text:style-name="T15">já que estudos com ratos comprovaram que ela ajuda na regressão dos tumores.</text:span></text:p>
      <text:p text:style-name="P17">Então, é bem provável que daqui há alguns anos o consumo dessa alga seja mais comum em diversas partes da Terra</text:p>
      <text:p text:style-name="P17"/>
      <text:p text:style-name="P19"><text:span text:style-name="T90">-----------------------------------------</text:span><text:span text:style-name="T91">Slide N°</text:span><text:span text:style-name="T93">5</text:span><text:span text:style-name="T91">-------------------------------------------------</text:span></text:p>
      <text:p text:style-name="P19"><text:span text:style-name="T70">-Distribuição Global da </text:span><text:span text:style-name="T71">Dunaliella salina</text:span><text:span text:style-name="T70"> (Dunal) Teodoresco</text:span><text:span text:style-name="T69"> </text:span></text:p>
      <text:p text:style-name="P22"><text:span text:style-name="T92"><text:tab/>-</text:span><text:span text:style-name="T93">Esse mapa <text:s/>mostra nos pontos vermelhos os locais onde pode ser encontrada a </text:span><text:span text:style-name="T60">Dunaliella salina</text:span></text:p>
      <text:p text:style-name="P26"><text:span text:style-name="T16">OBS.: Mapa de autoria própria, feito por mim, disponível em: </text:span><text:a xlink:type="simple" xlink:href="https://github.com/andrekorol/mapas-Dunaliella-salina/blob/master/mapa-alga-h.png" text:style-name="Internet_20_link" text:visited-style-name="Visited_20_Internet_20_Link"><text:span text:style-name="T33">https://github.com/andrekorol/mapas-Dunaliella-salina/blob/master/mapa-alga-h.png</text:span></text:a></text:p>
      <text:p text:style-name="P19"><text:span text:style-name="T61">-----------------------------------------</text:span><text:span text:style-name="T62">Slide N°</text:span><text:span text:style-name="T60">6</text:span><text:span text:style-name="T62">------------------------------------------------</text:span></text:p>
      <text:p text:style-name="P19"><text:span text:style-name="T62">-</text:span><text:span text:style-name="T95">Locais onde a Dunaliella salina é encontrada no Hemisfério Norte</text:span></text:p>
      <text:p text:style-name="P19"><text:span text:style-name="T95"><text:tab/>-Citar os locais</text:span></text:p>
      <text:p text:style-name="P26"><text:soft-page-break/><text:span text:style-name="T16">OBS.: Mapa de autoria própria, feito por mim, disponível em: </text:span><text:span text:style-name="T19">https://github.com/andrekorol/mapas-Dunaliella-salina/blob/master/mapa-zoom-hemisferio-norte.png</text:span></text:p>
      <text:p text:style-name="P26"><text:span text:style-name="T32"/></text:p>
      <text:p text:style-name="P26"><text:span text:style-name="T37">-----------------------------------------</text:span><text:span text:style-name="T38">SlideN°</text:span><text:span text:style-name="T39">7----------</text:span><text:span text:style-name="T38">--------------------------</text:span></text:p>
      <text:p text:style-name="P19"><text:span text:style-name="T63">-</text:span><text:span text:style-name="T95">Locais onde a Dunaliella salina é encontrada no Hemisfério Sul</text:span></text:p>
      <text:p text:style-name="P19"><text:span text:style-name="T95"><text:tab/>-Citar os locais</text:span></text:p>
      <text:p text:style-name="P26"><text:span text:style-name="T16">OBS.: Mapa de autoria própria, feito por mim, disponível em: </text:span><text:span text:style-name="T20">https://github.com/andrekorol/mapas-Dunaliella-salina/blob/master/mapa-zoom-hemisferio-sul.png</text:span></text:p>
      <text:p text:style-name="P19"><text:span text:style-name="T96"/></text:p>
      <text:p text:style-name="P19"><text:span text:style-name="T97">-----------------------------------------</text:span><text:span text:style-name="T98">SlideN°</text:span><text:span text:style-name="T99">8----------</text:span><text:span text:style-name="T98">--------------------------</text:span></text:p>
      <text:p text:style-name="P19"><text:span text:style-name="T98">-</text:span><text:span text:style-name="T102">Locais onde a </text:span><text:span text:style-name="T99">Dunaliella salina</text:span><text:span text:style-name="T102"> é encontrada em maior quantidade</text:span></text:p>
      <text:p text:style-name="P19"><text:span text:style-name="T102"><text:tab/>-Citar os locais</text:span></text:p>
      <text:p text:style-name="P26"><text:span text:style-name="T16">OBS.: Mapa de autoria própria, feito por mim, disponível em: </text:span><text:span text:style-name="T17"><text:s/></text:span><text:a xlink:type="simple" xlink:href="https://github.com/andrekorol/mapas-Dunaliella-salina/blob/master/mapa-zoom-ilhas-mrkr8.png" text:style-name="Internet_20_link" text:visited-style-name="Visited_20_Internet_20_Link"><text:span text:style-name="T18">https://github.com/andrekorol/mapas-Dunaliella-salina/blob/master/mapa-zoom-ilhas-mrkr8.png</text:span></text:a></text:p>
      <text:p text:style-name="P26"><text:span text:style-name="T16"/></text:p>
      <text:p text:style-name="P19"><text:span text:style-name="T97">-----------------------------------------</text:span><text:span text:style-name="T98">SlideN°</text:span><text:span text:style-name="T102">9</text:span><text:span text:style-name="T99">----------</text:span><text:span text:style-name="T98">--------------------------</text:span></text:p>
      <text:p text:style-name="P19"><text:span text:style-name="T98">-</text:span><text:span text:style-name="T102">Nomenclatura</text:span></text:p>
      <text:p text:style-name="P26"><text:span text:style-name="T34"><text:tab/>-</text:span><text:span text:style-name="T85">Sin</text:span><text:span text:style-name="T3">ônimos Heterotípicos:</text:span></text:p>
      <text:p text:style-name="P35"><text:span text:style-name="T48"><text:tab/><text:tab/></text:span><text:span text:style-name="T59">Haematococcus salinus</text:span><text:span text:style-name="T48"> Dunal 1837</text:span></text:p>
      <text:p text:style-name="P35"><text:span text:style-name="T59"><text:tab/><text:tab/>Monas dunalii Joly</text:span><text:span text:style-name="T48"> 1840</text:span></text:p>
      <text:p text:style-name="P35"><text:soft-page-break/><text:span text:style-name="T59"><text:tab/><text:tab/>Diselmis dunalii</text:span><text:span text:style-name="T48"> (Joly) Dujardin 1841</text:span></text:p>
      <text:p text:style-name="P35"><text:span text:style-name="T59"><text:tab/><text:tab/>Chlamydomonas dunali</text:span><text:span text:style-name="T48">i (Joly) F.J.Cohn 1865</text:span></text:p>
      <text:p text:style-name="P35"><text:span text:style-name="T59"><text:tab/><text:tab/>Dunaliella bardawil</text:span><text:span text:style-name="T48"> Ben-Amotz &amp; Avron 1982</text:span></text:p>
      <text:p text:style-name="P35"><text:span text:style-name="T40"/></text:p>
      <text:p text:style-name="P19"><text:span text:style-name="T102"><text:tab/>-Basiônimo:</text:span></text:p>
      <text:p text:style-name="P26"><text:span text:style-name="T34"><text:tab/><text:tab/></text:span><text:span text:style-name="T24">Protococcus salinus</text:span><text:span text:style-name="T3"> Dunal</text:span></text:p>
      <text:p text:style-name="P26"><text:span text:style-name="T3"/></text:p>
      <text:p text:style-name="P20"><text:span text:style-name="T97">-----------------------------------------</text:span><text:span text:style-name="T98">SlideN°</text:span><text:span text:style-name="T100">10</text:span><text:span text:style-name="T99">----------</text:span><text:span text:style-name="T98">-------------------------</text:span></text:p>
      <text:p text:style-name="P26"><text:span text:style-name="T3">-</text:span><text:span text:style-name="T36">Bibliografia</text:span></text:p>
      <text:p text:style-name="P21"><text:span text:style-name="T56"><text:tab/>-Coastal Lagoon Processes (da p</text:span><text:span text:style-name="T48">ágina 451 até a página 462)</text:span></text:p>
      <text:p text:style-name="P35"><text:span text:style-name="T48"><text:tab/>Disponível em: </text:span><text:a xlink:type="simple" xlink:href="https://books.google.com.br/books" text:style-name="Internet_20_link" text:visited-style-name="Visited_20_Internet_20_Link">https://books.google.com.br/books</text:a><text:span text:style-name="T48">id=MrwTtP0mLjUC&amp;pg=PA451&amp;lpg=PA451&amp;dq=Dunaliella+salina+%28Dunal%29+Teodoresco&amp;source=bl&amp;ots=lSzBMVAYk9&amp;sig=7a1zFSEodY5yMfl6FQM64R1h3PQ&amp;hl=pt-BR&amp;sa=X&amp;ved=0CE0Q6AEwBWoVChMI29OtkYfSxwIVxROQCh1tNQcp#v=onepage&amp;q=Dunaliella%20salina%20%28Dunal%29%20Teodoresco&amp;f=false</text:span></text:p>
      <text:p text:style-name="P35"><text:span text:style-name="T48"><text:tab/>(acessado em 30/08/2015)</text:span></text:p>
      <text:p text:style-name="P29"><text:span text:style-name="T48"><text:tab/>-Ar</text:span><text:span text:style-name="T56">tigo</text:span><text:span text:style-name="T48"> do AlgaeBase</text:span></text:p>
      <text:p text:style-name="P35"><text:span text:style-name="T48"><text:tab/>Disponível em: </text:span><text:a xlink:type="simple" xlink:href="http://www.algaebase.org/search/species/detail/" text:style-name="Internet_20_link" text:visited-style-name="Visited_20_Internet_20_Link">http://www.algaebase.org/search/species/detail/</text:a><text:span text:style-name="T48">?<text:tab/>species_id=B883c0773f2bb66b7</text:span></text:p>
      <text:p text:style-name="P35"><text:span text:style-name="T48"><text:tab/>(acessado em 30/08/2015)</text:span></text:p>
      <text:p text:style-name="P35"><text:span text:style-name="T48"/></text:p>
      <text:p text:style-name="P35"><text:span text:style-name="T48"/></text:p>
      <text:p text:style-name="P35"><text:span text:style-name="T48"/></text:p>
      <text:p text:style-name="P30"><text:soft-page-break/><text:span text:style-name="T97">-----------------------------------------</text:span><text:span text:style-name="T98">SlideN°</text:span><text:span text:style-name="T100">11</text:span><text:span text:style-name="T99">----------</text:span><text:span text:style-name="T98">-------------------------</text:span></text:p>
      <text:p text:style-name="P33"><text:span text:style-name="T48">-</text:span><text:span text:style-name="T56">Bibliografia</text:span></text:p>
      <text:p text:style-name="P35"><text:span text:style-name="T56"><text:tab/>-Artigo do Worms</text:span></text:p>
      <text:p text:style-name="P35"><text:span text:style-name="T48"><text:tab/><text:tab/>Disponível em:</text:span></text:p>
      <text:p text:style-name="P35"><text:span text:style-name="T48"><text:tab/><text:tab/></text:span><text:a xlink:type="simple" xlink:href="http://www.marinespecies.org/aphia.php" text:style-name="Internet_20_link" text:visited-style-name="Visited_20_Internet_20_Link">http://www.marinespecies.org/aphia.php</text:a><text:span text:style-name="T48">?<text:tab/><text:tab/>p=taxdetails&amp;id=178972</text:span></text:p>
      <text:p text:style-name="P35"><text:span text:style-name="T48"><text:tab/><text:tab/>(acessado em 30/08/2015)</text:span></text:p>
      <text:p text:style-name="P29"><text:span text:style-name="T48"><text:tab/>-Evaluation of total reducing capacity in three Dunaliella salina <text:tab/>(Dunal) Teodoresco isolates</text:span></text:p>
      <text:p text:style-name="P35"><text:span text:style-name="T48"><text:tab/><text:tab/>Disponível em:</text:span></text:p>
      <text:p text:style-name="P35"><text:span text:style-name="T48"><text:tab/><text:tab/>http://link.springer.com/article/10.1007%2Fs10811-013-0074-8</text:span></text:p>
      <text:p text:style-name="P35"><text:span text:style-name="T48"><text:tab/><text:tab/>(acessado em 30/08/2015)</text:span></text:p>
      <text:p text:style-name="P29"><text:span text:style-name="T48"><text:tab/>-Archaeal Communities in a Heterogeneous Hypersaline-Alkaline Soil</text:span></text:p>
      <text:p text:style-name="P35"><text:span text:style-name="T48"><text:tab/><text:tab/>Disponível em:</text:span></text:p>
      <text:p text:style-name="P35"><text:span text:style-name="T48"><text:tab/><text:tab/>http://www.hindawi.com/journals/archaea/2015/646820/</text:span></text:p>
      <text:p text:style-name="P32"><text:span text:style-name="T3"><text:tab/><text:tab/>(acessado em 30/08/2015)</text:span></text:p>
      <text:p text:style-name="P32"><text:span text:style-name="T3"/></text:p>
      <text:p text:style-name="P30"><text:span text:style-name="T97">-----------------------------------------</text:span><text:span text:style-name="T98">SlideN°</text:span><text:span text:style-name="T100">12</text:span><text:span text:style-name="T99">----------</text:span><text:span text:style-name="T98">-------------------------</text:span></text:p>
      <text:p text:style-name="P30"><text:span text:style-name="T98"/></text:p>
      <text:p text:style-name="P34"><text:span text:style-name="T48">-Bibliografia</text:span></text:p>
      <text:p text:style-name="P36"><text:span text:style-name="T56"><text:tab/>-</text:span><text:span text:style-name="T48">Artigo do Micro Web Wiki (</text:span><text:span text:style-name="T59">Dunaliella salina</text:span><text:span text:style-name="T48">)</text:span></text:p>
      <text:p text:style-name="P35"><text:span text:style-name="T48"><text:tab/><text:tab/>Disponível em: <text:tab/><text:tab/><text:tab/><text:tab/>https://microbewiki.kenyon.edu/index.php/Dunaliella_salina </text:span></text:p>
      <text:p text:style-name="P35"><text:span text:style-name="T48"><text:tab/><text:tab/>(acessado em 30/08/2015)</text:span></text:p>
      <text:p text:style-name="P29"><text:soft-page-break/><text:span text:style-name="T48"><text:tab/>-Artigo do Earth's Firts Foods (</text:span><text:span text:style-name="T59">Dunaliella salina</text:span><text:span text:style-name="T48">)</text:span></text:p>
      <text:p text:style-name="P35"><text:span text:style-name="T48"><text:tab/><text:tab/>Disponível em: </text:span><text:a xlink:type="simple" xlink:href="http://www.earthsfirstfoods.com/marine-" text:style-name="Internet_20_link" text:visited-style-name="Visited_20_Internet_20_Link">http://www.earthsfirstfoods.com/marine-</text:a><text:span text:style-name="T48"><text:tab/>algae/dunaliella-salina/</text:span></text:p>
      <text:p text:style-name="P35"><text:span text:style-name="T48"><text:tab/>(acessado em 30/08/2015)</text:span></text:p>
      <text:p text:style-name="P35"><text:span text:style-name="T48"/></text:p>
      <text:p text:style-name="P30"><text:span text:style-name="T97">-----------------------------------------</text:span><text:span text:style-name="T98">SlideN°</text:span><text:span text:style-name="T100">13</text:span><text:span text:style-name="T99">----------</text:span><text:span text:style-name="T98">-------------------------</text:span></text:p>
      <text:p text:style-name="P30"><text:span text:style-name="T98">-</text:span><text:span text:style-name="T103">Bibliografia</text:span></text:p>
      <text:p text:style-name="P31"><text:span text:style-name="T35"><text:tab/></text:span><text:span text:style-name="T87">-</text:span><text:span text:style-name="T86">Artigo original de publica</text:span><text:span text:style-name="T3">ção da </text:span><text:span text:style-name="T84">Dunaliella salina, </text:span><text:span text:style-name="T3">escrito e <text:tab/>publicado por Teodoresco, em 1905</text:span></text:p>
      <text:p text:style-name="P35"><text:span text:style-name="T48"><text:tab/><text:tab/>Disponível em: <text:s/>http://images.algaebase.org/pdf/562DF314160622FA3AJRw12A367B/Teodoresco_1904.pdf </text:span></text:p>
      <text:p text:style-name="P35"><text:span text:style-name="T48"><text:tab/>(acessado em 30/08/2015)</text:span></text:p>
      <text:p text:style-name="P30"><text:span text:style-name="T103"/></text:p>
      <text:p text:style-name="P35"><text:span text:style-name="T48"/></text:p>
      <text:p text:style-name="P35"><text:span text:style-name="T48"/></text:p>
      <text:p text:style-name="P34"><text:span text:style-name="T48"/></text:p>
      <text:p text:style-name="P28"/>
      <text:p text:style-name="P26"><text:span text:style-name="T9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19"><text:span text:style-name="T102"/></text:p>
      <text:p text:style-name="P19"><text:span text:style-name="T10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32:04.892147436</meta:creation-date>
    <dc:date>2015-09-01T00:53:48.299367971</dc:date>
    <meta:editing-duration>PT1H15M2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7" meta:paragraph-count="100" meta:word-count="757" meta:character-count="7098" meta:non-whitespace-character-count="6364"/>
  </office:meta>
</office:document-meta>
</file>